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7611in" table:align="left"/>
    </style:style>
    <style:style style:name="Table1.A" style:family="table-column">
      <style:table-column-properties style:column-width="0.741in"/>
    </style:style>
    <style:style style:name="Table1.B" style:family="table-column">
      <style:table-column-properties style:column-width="3.02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paragraph-properties>
        <style:tab-stops>
          <style:tab-stop style:position="0.6752in"/>
        </style:tab-stops>
      </style:paragraph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Heading_20_2" text:outline-level="2">✅ Topic: Logical Operators in Python </text:h>
      <text:p text:style-name="Horizontal_20_Line"/>
      <text:h text:style-name="Heading_20_3" text:outline-level="3">✅ <text:span text:style-name="Strong_20_Emphasis">1️⃣. What are Logical Operators?</text:span></text:h>
      <text:p text:style-name="Text_20_body">Logical Operators allow us to check multiple conditions together and decide the outcome in True or False format.</text:p>
      <text:p text:style-name="Horizontal_20_Line"/>
      <text:h text:style-name="Heading_20_3" text:outline-level="3">✅ <text:span text:style-name="Strong_20_Emphasis">2️⃣. Real-Life Example: Buying Ice Cream</text:span></text:h>
      <text:p text:style-name="Text_20_body"><text:span text:style-name="Strong_20_Emphasis">Scenario:</text:span><text:line-break/>You want to buy ice cream only if:</text:p>
      <text:list xml:id="list1531310119" text:style-name="L1">
        <text:list-item>
          <text:p text:style-name="P2">It is hot outside (<text:span text:style-name="Source_20_Text">is_hot = True</text:span>),<text:line-break/>AND</text:p>
        </text:list-item>
        <text:list-item>
          <text:p text:style-name="P2">You have enough money (<text:span text:style-name="Source_20_Text">have_money = True</text:span>).</text:p>
        </text:list-item>
      </text:list>
      <text:p text:style-name="Text_20_body">This is perfect for using the <text:span text:style-name="Strong_20_Emphasis">AND operator</text:span>.</text:p>
      <text:p text:style-name="Horizontal_20_Line"/>
      <text:h text:style-name="Heading_20_3" text:outline-level="3">✅ <text:span text:style-name="Strong_20_Emphasis">3️⃣. Example with Line-by-Line Explanation</text:span></text:h>
      <text:p text:style-name="Horizontal_20_Line"/>
      <text:p text:style-name="Preformatted_20_Text"><text:span text:style-name="Source_20_Text">is_hot = True <text:s text:c="10"/># It's a hot day</text:span></text:p>
      <text:p text:style-name="P1"><text:span text:style-name="Source_20_Text">have_money = True <text:s text:c="6"/># You have enough money</text:span></text:p>
      <text:p text:style-name="Text_20_body">👉 <text:span text:style-name="Strong_20_Emphasis">Explanation:</text:span></text:p>
      <text:list xml:id="list1036288007" text:style-name="L2">
        <text:list-item>
          <text:p text:style-name="P3"><text:span text:style-name="Source_20_Text">is_hot</text:span> is True → Means the weather is hot.</text:p>
        </text:list-item>
        <text:list-item>
          <text:p text:style-name="P3"><text:span text:style-name="Source_20_Text">have_money</text:span> is True → Means you can afford ice cream.</text:p>
        </text:list-item>
      </text:list>
      <text:p text:style-name="Horizontal_20_Line"/>
      <text:p text:style-name="P1"><text:span text:style-name="Source_20_Text">buy_ice_cream = is_hot and have_money</text:span></text:p>
      <text:p text:style-name="Text_20_body">👉 <text:span text:style-name="Strong_20_Emphasis">Explanation:</text:span></text:p>
      <text:list xml:id="list3678241853" text:style-name="L3">
        <text:list-item>
          <text:p text:style-name="P4">The <text:span text:style-name="Source_20_Text">and</text:span> operator checks if <text:span text:style-name="Strong_20_Emphasis">both conditions are True</text:span>.</text:p>
        </text:list-item>
        <text:list-item>
          <text:p text:style-name="P4">If <text:span text:style-name="Source_20_Text">is_hot</text:span> is True AND <text:span text:style-name="Source_20_Text">have_money</text:span> is True → Then <text:span text:style-name="Source_20_Text">buy_ice_cream</text:span> becomes True.</text:p>
        </text:list-item>
      </text:list>
      <text:p text:style-name="Horizontal_20_Line"/>
      <text:p text:style-name="P1"><text:span text:style-name="Source_20_Text">print("Can I buy ice cream?", buy_ice_cream)</text:span></text:p>
      <text:p text:style-name="Text_20_body"><text:soft-page-break/>👉 <text:span text:style-name="Strong_20_Emphasis">Expected Output:</text:span></text:p>
      <text:p text:style-name="P1"><text:span text:style-name="Source_20_Text">Can I buy ice cream? True</text:span></text:p>
      <text:p text:style-name="Horizontal_20_Line"/>
      <text:h text:style-name="Heading_20_3" text:outline-level="3">✅ <text:span text:style-name="Strong_20_Emphasis">4️⃣. What if One Condition is False?</text:span></text:h>
      <text:p text:style-name="Preformatted_20_Text"><text:span text:style-name="Source_20_Text">is_hot = True</text:span></text:p>
      <text:p text:style-name="Preformatted_20_Text"><text:span text:style-name="Source_20_Text">have_money = False <text:s text:c="4"/># No money today</text:span></text:p>
      <text:p text:style-name="Preformatted_20_Text"/>
      <text:p text:style-name="Preformatted_20_Text"><text:span text:style-name="Source_20_Text">buy_ice_cream = is_hot and have_money</text:span></text:p>
      <text:p text:style-name="P1"><text:span text:style-name="Source_20_Text">print("Can I buy ice cream?", buy_ice_cream)</text:span></text:p>
      <text:p text:style-name="Text_20_body">👉 <text:span text:style-name="Strong_20_Emphasis">Explanation:</text:span></text:p>
      <text:list xml:id="list773280604" text:style-name="L4">
        <text:list-item>
          <text:p text:style-name="P5"><text:span text:style-name="Source_20_Text">is_hot</text:span> is True</text:p>
        </text:list-item>
        <text:list-item>
          <text:p text:style-name="P5"><text:span text:style-name="Source_20_Text">have_money</text:span> is False</text:p>
        </text:list-item>
        <text:list-item>
          <text:p text:style-name="P5">Since <text:span text:style-name="Source_20_Text">and</text:span> requires both conditions True →<text:line-break/><text:span text:style-name="Source_20_Text">True and False</text:span> = False</text:p>
        </text:list-item>
      </text:list>
      <text:p text:style-name="Text_20_body">📊 <text:span text:style-name="Strong_20_Emphasis">Expected Output:</text:span></text:p>
      <text:p text:style-name="P1"><text:span text:style-name="Source_20_Text">Can I buy ice cream? False</text:span></text:p>
      <text:p text:style-name="Horizontal_20_Line"/>
      <text:h text:style-name="Heading_20_3" text:outline-level="3">✅ <text:span text:style-name="Strong_20_Emphasis">5️⃣. Example of OR Operator</text:span></text:h>
      <text:p text:style-name="Text_20_body"><text:span text:style-name="Strong_20_Emphasis">Scenario:</text:span><text:line-break/>You will watch a movie if:</text:p>
      <text:list xml:id="list2788605429" text:style-name="L5">
        <text:list-item>
          <text:p text:style-name="P6">It is a holiday (<text:span text:style-name="Source_20_Text">is_holiday = True</text:span>),<text:line-break/>OR</text:p>
        </text:list-item>
        <text:list-item>
          <text:p text:style-name="P6">You are not busy (<text:span text:style-name="Source_20_Text">not_busy = True</text:span>).</text:p>
        </text:list-item>
      </text:list>
      <text:p text:style-name="Preformatted_20_Text"><text:span text:style-name="Source_20_Text">is_holiday = False</text:span></text:p>
      <text:p text:style-name="Preformatted_20_Text"><text:span text:style-name="Source_20_Text">not_busy = True</text:span></text:p>
      <text:p text:style-name="Preformatted_20_Text"/>
      <text:p text:style-name="Preformatted_20_Text"><text:span text:style-name="Source_20_Text">watch_movie = is_holiday or not_busy</text:span></text:p>
      <text:p text:style-name="P1"><text:span text:style-name="Source_20_Text">print("Can I watch a movie?", watch_movie)</text:span></text:p>
      <text:p text:style-name="Text_20_body">👉 <text:span text:style-name="Strong_20_Emphasis">Explanation:</text:span></text:p>
      <text:list xml:id="list978783320" text:style-name="L6">
        <text:list-item>
          <text:p text:style-name="P7"><text:span text:style-name="Source_20_Text">is_holiday</text:span> → False</text:p>
        </text:list-item>
        <text:list-item>
          <text:p text:style-name="P7"><text:span text:style-name="Source_20_Text">not_busy</text:span> → True</text:p>
        </text:list-item>
        <text:list-item>
          <text:p text:style-name="P7"><text:span text:style-name="Source_20_Text">False or True</text:span> → True</text:p>
        </text:list-item>
      </text:list>
      <text:p text:style-name="Text_20_body">📊 <text:span text:style-name="Strong_20_Emphasis">Expected Output:</text:span></text:p>
      <text:p text:style-name="P1"><text:soft-page-break/><text:span text:style-name="Source_20_Text">Can I watch a movie? True</text:span></text:p>
      <text:p text:style-name="Horizontal_20_Line"/>
      <text:h text:style-name="Heading_20_3" text:outline-level="3">✅ <text:span text:style-name="Strong_20_Emphasis">6️⃣. Example of NOT Operator</text:span></text:h>
      <text:p text:style-name="Text_20_body"><text:span text:style-name="Strong_20_Emphasis">Scenario:</text:span><text:line-break/>You will carry an umbrella only if it is <text:span text:style-name="Strong_20_Emphasis">not sunny</text:span>.</text:p>
      <text:p text:style-name="Preformatted_20_Text"><text:span text:style-name="Source_20_Text">is_sunny = True</text:span></text:p>
      <text:p text:style-name="Preformatted_20_Text"/>
      <text:p text:style-name="Preformatted_20_Text"><text:span text:style-name="Source_20_Text">carry_umbrella = not is_sunny</text:span></text:p>
      <text:p text:style-name="P1"><text:span text:style-name="Source_20_Text">print("Should I carry an umbrella?", carry_umbrella)</text:span></text:p>
      <text:p text:style-name="Text_20_body">👉 <text:span text:style-name="Strong_20_Emphasis">Explanation:</text:span></text:p>
      <text:list xml:id="list2810895020" text:style-name="L7">
        <text:list-item>
          <text:p text:style-name="P8"><text:span text:style-name="Source_20_Text">is_sunny</text:span> → True</text:p>
        </text:list-item>
        <text:list-item>
          <text:p text:style-name="P8"><text:span text:style-name="Source_20_Text">not True</text:span> → False</text:p>
        </text:list-item>
      </text:list>
      <text:p text:style-name="Text_20_body">📊 <text:span text:style-name="Strong_20_Emphasis">Expected Output:</text:span></text:p>
      <text:p text:style-name="P1"><text:span text:style-name="Source_20_Text">Should I carry an umbrella? False</text:span></text:p>
      <text:p text:style-name="Horizontal_20_Line"/>
      <text:h text:style-name="Heading_20_3" text:outline-level="3">✅ <text:span text:style-name="Strong_20_Emphasis">7️⃣. Combined Example (All Operators Together)</text:span></text:h>
      <text:p text:style-name="Preformatted_20_Text"><text:span text:style-name="Source_20_Text">is_hot = True</text:span></text:p>
      <text:p text:style-name="Preformatted_20_Text"><text:span text:style-name="Source_20_Text">have_money = False</text:span></text:p>
      <text:p text:style-name="Preformatted_20_Text"><text:span text:style-name="Source_20_Text">is_holiday = True</text:span></text:p>
      <text:p text:style-name="Preformatted_20_Text"/>
      <text:p text:style-name="Preformatted_20_Text"><text:span text:style-name="Source_20_Text">can_buy_ice_cream = is_hot and have_money</text:span></text:p>
      <text:p text:style-name="Preformatted_20_Text"><text:span text:style-name="Source_20_Text">can_watch_movie = is_holiday or is_hot</text:span></text:p>
      <text:p text:style-name="Preformatted_20_Text"><text:span text:style-name="Source_20_Text">should_carry_umbrella = not is_hot</text:span></text:p>
      <text:p text:style-name="Preformatted_20_Text"/>
      <text:p text:style-name="Preformatted_20_Text"><text:span text:style-name="Source_20_Text">print("Buy Ice Cream:", can_buy_ice_cream) <text:s text:c="9"/># False</text:span></text:p>
      <text:p text:style-name="Preformatted_20_Text"><text:span text:style-name="Source_20_Text">print("Watch Movie:", can_watch_movie) <text:s text:c="11"/># True</text:span></text:p>
      <text:p text:style-name="P1"><text:span text:style-name="Source_20_Text">print("Carry Umbrella:", should_carry_umbrella) <text:s/># False</text:span></text:p>
      <text:p text:style-name="Text_20_body">👉 <text:span text:style-name="Strong_20_Emphasis">Expected Output:</text:span></text:p>
      <text:p text:style-name="Preformatted_20_Text"><text:span text:style-name="Source_20_Text">Buy Ice Cream: False</text:span></text:p>
      <text:p text:style-name="Preformatted_20_Text"><text:span text:style-name="Source_20_Text">Watch Movie: True</text:span></text:p>
      <text:p text:style-name="P1"><text:span text:style-name="Source_20_Text">Carry Umbrella: False</text:span></text:p>
      <text:p text:style-name="Horizontal_20_Line"/>
      <text:h text:style-name="Heading_20_3" text:outline-level="3">✅ <text:span text:style-name="Strong_20_Emphasis">8️⃣. Final Summary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Operator</text:p>
            </table:table-cell>
            <table:table-cell table:style-name="Table1.A1" office:value-type="string">
              <text:p text:style-name="Table_20_Heading">Behavior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and</text:span></text:p>
          </table:table-cell>
          <table:table-cell table:style-name="Table1.A1" office:value-type="string">
            <text:p text:style-name="Table_20_Contents">True only if <text:span text:style-name="Strong_20_Emphasis">both conditions are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or</text:span></text:p>
          </table:table-cell>
          <table:table-cell table:style-name="Table1.A1" office:value-type="string">
            <text:p text:style-name="Table_20_Contents">True if <text:span text:style-name="Strong_20_Emphasis">at least one condition is True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not</text:span></text:p>
          </table:table-cell>
          <table:table-cell table:style-name="Table1.A1" office:value-type="string">
            <text:p text:style-name="Table_20_Contents">Reverses the Boolean Value (True ↔ False)</text:p>
          </table:table-cell>
        </table:table-row>
      </table:table>
      <text:p text:style-name="Text_20_body"><text:soft-page-break/>👉 <text:span text:style-name="Strong_20_Emphasis">Pro Tip:</text:span><text:line-break/>Always use parentheses when combining multiple logical operators for clarity:</text:p>
      <text:p text:style-name="P1"><text:span text:style-name="Source_20_Text">result = (condition1 and condition2) or not condition3</text:span></text:p>
      <text:p text:style-name="Horizontal_20_Line"/>
      <text:h text:style-name="Heading_20_3" text:outline-level="3"><text:span text:style-name="Strong_20_Emphasis">……..</text:span></text:h>
      <text:p text:style-name="Text_20_body">Logical Operators are the heart of decision-making in Python.<text:line-break/>Whenever you want to check multiple conditions in a clean and simple way, use <text:span text:style-name="Source_20_Text">and</text:span>, <text:span text:style-name="Source_20_Text">or</text:span>, and <text:span text:style-name="Source_20_Text">not</text:span>.<text:line-break/>Practice using real-life scenarios like we did today, and you will master it in no time!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16T22:34:01.882000000</meta:creation-date>
    <dc:date>2025-09-17T17:56:30.120000000</dc:date>
    <meta:editing-duration>PT1H3M47S</meta:editing-duration>
    <meta:editing-cycles>2</meta:editing-cycles>
    <meta:generator>Neat_Office/6.2.8.2$Windows_x86 LibreOffice_project/</meta:generator>
    <meta:document-statistic meta:table-count="1" meta:image-count="0" meta:object-count="0" meta:page-count="4" meta:paragraph-count="83" meta:word-count="501" meta:character-count="2875" meta:non-whitespace-character-count="2431"/>
  </office:meta>
</office:document-meta>
</file>